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paragraph-properties fo:line-height="200%" fo:text-align="center" style:justify-single-word="false"/>
    </style:style>
    <style:style style:name="P3" style:family="paragraph" style:parent-style-name="Standard">
      <style:paragraph-properties fo:line-height="200%"/>
    </style:style>
    <style:style style:name="P4" style:family="paragraph" style:parent-style-name="Standard">
      <style:paragraph-properties fo:margin-left="0.5in" fo:margin-right="0in" fo:line-height="200%" fo:text-align="start" style:justify-single-word="false" fo:text-indent="-0.5in" style:auto-text-indent="false">
        <style:tab-stops/>
      </style:paragraph-properties>
    </style:style>
    <style:style style:name="P5" style:family="paragraph" style:parent-style-name="Standard">
      <style:paragraph-properties fo:margin-left="0in" fo:margin-right="0in" fo:line-height="200%" fo:text-align="start" style:justify-single-word="false" fo:text-indent="0in" style:auto-text-indent="false">
        <style:tab-stops/>
      </style:paragraph-properties>
    </style:style>
    <style:style style:name="P6" style:family="paragraph" style:parent-style-name="Standard" style:master-page-name="">
      <style:paragraph-properties fo:margin-left="0in" fo:margin-right="0in" fo:line-height="200%" fo:text-align="start" style:justify-single-word="false" fo:text-indent="0in" style:auto-text-indent="false" style:page-number="auto">
        <style:tab-stops/>
      </style:paragraph-properties>
    </style:style>
    <style:style style:name="T1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ll Kaufman</text:p>
      <text:p text:style-name="P1">Mr. Niedringhaus</text:p>
      <text:p text:style-name="P1">World History</text:p>
      <text:p text:style-name="P1">1 December 2014</text:p>
      <text:p text:style-name="P1">Thesis Question: to what extent was the Arab Israeli War of 1948 a defensive war on the part of the Israelis?</text:p>
      <text:p text:style-name="P2">Section B</text:p>
      <text:p text:style-name="P4"><text:span text:style-name="T1">“Summary of Evidence”</text:span></text:p>
      <text:p text:style-name="P4"><text:span text:style-name="T1">lots of footnotes (10-12 sources)</text:span></text:p>
      <text:p text:style-name="P4"><text:span text:style-name="T1">just the facts, no analysis</text:span></text:p>
      <text:p text:style-name="P4"><text:span text:style-name="T1">up to 600 words (3-4 pages double spaced)</text:span></text:p>
      <text:p text:style-name="P4"><text:span text:style-name="T1">highly specific, not a general background</text:span></text:p>
      <text:p text:style-name="P4"><text:span text:style-name="T1">1-2 sentences at the beginning to frame my thesis</text:span></text:p>
      <text:p text:style-name="P4"><text:span text:style-name="T1">make quotes concise and specific</text:span></text:p>
      <text:p text:style-name="P6"><text:span text:style-name="T1"><text:tab/>The Arab-Israeli War of 1948 was divided into two different parts: the “civil war” fought between the Jewish state and the Palestinian Arabs, and the second phase of the war fought between the Jewish state and other Arab nations. <text:s/>The first phase of the war began shortly after the United Nations (UN) General Assembly vote in favor of Resolution 181 on 29 November 1947. <text:s/>The UN Special Committee on Palestine (UNSCOP) worked from April to September of 1947 to find a solution to the Jewish-Arab conflicts, and ultimately proposed the partition of the Palestinian territory to form two nations, one for the creation of a Jewish state and one for the Arab population. <text:s/>The partition resolution (Resolution 181) conflicted with the demands from the Arab Higher Committee and the Arab League, both of which opposed the partition plan and instead called for a single Palestinian state. <text:s/>The Arab Higher Committee furthered its demands by requesting that Jewish immigration into Palestine be severely limited. <text:s/>Despite the dissent from the various Arab representatives, and with the help of the </text:span><text:soft-page-break/><text:span text:style-name="T1">Jewish Agency's far more diplomatic approach to the UNSCOP, the partition resolution passed. <text:s/>The next day, on November 30, Palestinian Arabs began perpetrating sporadic acts of violence in urban centers as well as Jewish settlements. <text:s/>By December of 1947, acts of retaliation from both sides escalated the conflict into a civil war.</text:span></text:p>
      <text:p text:style-name="P5"><text:span text:style-name="T1">*find out stuff about US support/lack thereof during civil war, and why Israel then adopted Plan 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ll Kaufman</meta:initial-creator>
    <meta:creation-date>2014-11-16T18:46:51</meta:creation-date>
    <dc:date>2014-12-01T21:47:59</dc:date>
    <dc:creator>Will Kaufman</dc:creator>
    <meta:editing-duration>PT2H35M35S</meta:editing-duration>
    <meta:editing-cycles>189</meta:editing-cycles>
    <meta:generator>OpenOffice/4.1.1$Unix OpenOffice.org_project/411m6$Build-9775</meta:generator>
    <meta:document-statistic meta:table-count="0" meta:image-count="0" meta:object-count="0" meta:page-count="2" meta:paragraph-count="15" meta:word-count="320" meta:character-count="1941"/>
  </office:meta>
</office:document-meta>
</file>